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_10000_50_1000" table:style-name="ta1">
        <table:shapes>
          <draw:frame draw:z-index="0" draw:style-name="gr1" draw:text-style-name="P1" svg:width="741.97pt" svg:height="513.5pt" svg:x="472.79pt" svg:y="1998.28pt">
            <loext:p draw:notify-on-update-of-ranges="1000_10000_50_1000.A2:1000_10000_50_1000.A182 1000_10000_50_1000.B1:1000_10000_50_1000.B1 1000_10000_50_1000.B2:1000_10000_50_1000.B182 1000_10000_50_1000.C1:1000_10000_50_1000.C1 1000_10000_50_1000.C2:1000_10000_50_1000.C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6pt" svg:x="373.72pt" svg:y="1892.89pt">
            <loext:p draw:notify-on-update-of-ranges="1000_10000_50_1000.A1:1000_10000_50_1000.A1 1000_10000_50_1000.A2:1000_10000_50_1000.A182 1000_10000_50_1000.B1:1000_10000_50_1000.B1 1000_10000_50_1000.B2:1000_10000_50_1000.B182 1000_10000_50_1000.C1:1000_10000_50_1000.C1 1000_10000_50_1000.C2:1000_10000_50_1000.C182 1000_10000_50_1000.D1:1000_10000_50_1000.D1 1000_10000_50_1000.D2:1000_10000_50_1000.D1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Implementation 2</text:p>
          </table:table-cell>
          <table:table-cell office:value-type="string" calcext:value-type="string">
            <text:p>Implementation 1</text:p>
          </table:table-cell>
          <table:table-cell office:value-type="string" calcext:value-type="string">
            <text:p>MATLA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318" calcext:value-type="float">
            <text:p>0.000318</text:p>
          </table:table-cell>
          <table:table-cell office:value-type="string" calcext:value-type="string">
            <text:p>MATLAB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3894" calcext:value-type="float">
            <text:p>0.0038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4178" calcext:value-type="float">
            <text:p>0.00417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3772" calcext:value-type="float">
            <text:p>0.0037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3971" calcext:value-type="float">
            <text:p>0.00397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5369" calcext:value-type="float">
            <text:p>0.00536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4897" calcext:value-type="float">
            <text:p>0.00489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4968" calcext:value-type="float">
            <text:p>0.00496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4372" calcext:value-type="float">
            <text:p>0.00437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5027" calcext:value-type="float">
            <text:p>0.00502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4947" calcext:value-type="float">
            <text:p>0.00494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5449" calcext:value-type="float">
            <text:p>0.00544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5072" calcext:value-type="float">
            <text:p>0.00507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6104" calcext:value-type="float">
            <text:p>0.00610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5594" calcext:value-type="float">
            <text:p>0.00559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6785" calcext:value-type="float">
            <text:p>0.0067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5876" calcext:value-type="float">
            <text:p>0.00587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6745" calcext:value-type="float">
            <text:p>0.0067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6624" calcext:value-type="float">
            <text:p>0.00662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7705" calcext:value-type="float">
            <text:p>0.0077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7021" calcext:value-type="float">
            <text:p>0.00702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8396" calcext:value-type="float">
            <text:p>0.0083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6892" calcext:value-type="float">
            <text:p>0.00689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8909" calcext:value-type="float">
            <text:p>0.0089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7687" calcext:value-type="float">
            <text:p>0.00768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8731" calcext:value-type="float">
            <text:p>0.00873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7922" calcext:value-type="float">
            <text:p>0.00792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8995" calcext:value-type="float">
            <text:p>0.0089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8526" calcext:value-type="float">
            <text:p>0.00852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.009712" calcext:value-type="float">
            <text:p>0.0097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8793" calcext:value-type="float">
            <text:p>0.00879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10545" calcext:value-type="float">
            <text:p>0.0105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9239" calcext:value-type="float">
            <text:p>0.009239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1058" calcext:value-type="float">
            <text:p>0.0105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10025" calcext:value-type="float">
            <text:p>0.01002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11011" calcext:value-type="float">
            <text:p>0.01101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10324" calcext:value-type="float">
            <text:p>0.01032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12132" calcext:value-type="float">
            <text:p>0.0121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13575" calcext:value-type="float">
            <text:p>0.0135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12044" calcext:value-type="float">
            <text:p>0.012044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15317" calcext:value-type="float">
            <text:p>0.01531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1535" calcext:value-type="float">
            <text:p>0.015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14464" calcext:value-type="float">
            <text:p>0.01446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016929" calcext:value-type="float">
            <text:p>0.01692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14938" calcext:value-type="float">
            <text:p>0.01493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017366" calcext:value-type="float">
            <text:p>0.01736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1625" calcext:value-type="float">
            <text:p>0.0162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1063" calcext:value-type="float">
            <text:p>0.001063</text:p>
          </table:table-cell>
          <table:table-cell office:value-type="float" office:value="0.018282" calcext:value-type="float">
            <text:p>0.0182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16225" calcext:value-type="float">
            <text:p>0.01622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.019499" calcext:value-type="float">
            <text:p>0.01949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17308" calcext:value-type="float">
            <text:p>0.01730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20781" calcext:value-type="float">
            <text:p>0.02078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17825" calcext:value-type="float">
            <text:p>0.01782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20643" calcext:value-type="float">
            <text:p>0.02064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19127" calcext:value-type="float">
            <text:p>0.019127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20877" calcext:value-type="float">
            <text:p>0.02087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19123" calcext:value-type="float">
            <text:p>0.01912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21729" calcext:value-type="float">
            <text:p>0.0217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20459" calcext:value-type="float">
            <text:p>0.02045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23245" calcext:value-type="float">
            <text:p>0.02324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19798" calcext:value-type="float">
            <text:p>0.01979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024041" calcext:value-type="float">
            <text:p>0.02404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021892" calcext:value-type="float">
            <text:p>0.02189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23175" calcext:value-type="float">
            <text:p>0.02317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2431" calcext:value-type="float">
            <text:p>0.0243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2437" calcext:value-type="float">
            <text:p>0.0243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22411" calcext:value-type="float">
            <text:p>0.02241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2576" calcext:value-type="float">
            <text:p>0.0257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23745" calcext:value-type="float">
            <text:p>0.02374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26969" calcext:value-type="float">
            <text:p>0.02696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24295" calcext:value-type="float">
            <text:p>0.02429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3081" calcext:value-type="float">
            <text:p>0.0308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28053" calcext:value-type="float">
            <text:p>0.02805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29459" calcext:value-type="float">
            <text:p>0.02945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2391" calcext:value-type="float">
            <text:p>0.002391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2536" calcext:value-type="float">
            <text:p>0.0253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0.029611" calcext:value-type="float">
            <text:p>0.02961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26581" calcext:value-type="float">
            <text:p>0.026581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34246" calcext:value-type="float">
            <text:p>0.0342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489" calcext:value-type="float">
            <text:p>0.002489</text:p>
          </table:table-cell>
          <table:table-cell office:value-type="float" office:value="0.001538" calcext:value-type="float">
            <text:p>0.001538</text:p>
          </table:table-cell>
          <table:table-cell office:value-type="float" office:value="0.03182" calcext:value-type="float">
            <text:p>0.03182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32577" calcext:value-type="float">
            <text:p>0.03257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1561" calcext:value-type="float">
            <text:p>0.001561</text:p>
          </table:table-cell>
          <table:table-cell office:value-type="float" office:value="0.02953" calcext:value-type="float">
            <text:p>0.02953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002562" calcext:value-type="float">
            <text:p>0.002562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35546" calcext:value-type="float">
            <text:p>0.03554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31898" calcext:value-type="float">
            <text:p>0.031898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35832" calcext:value-type="float">
            <text:p>0.03583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31849" calcext:value-type="float">
            <text:p>0.031849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37094" calcext:value-type="float">
            <text:p>0.03709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2802" calcext:value-type="float">
            <text:p>0.002802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32502" calcext:value-type="float">
            <text:p>0.032502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38702" calcext:value-type="float">
            <text:p>0.03870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2822" calcext:value-type="float">
            <text:p>0.002822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34016" calcext:value-type="float">
            <text:p>0.034016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.040262" calcext:value-type="float">
            <text:p>0.04026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0.035465" calcext:value-type="float">
            <text:p>0.035465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.043242" calcext:value-type="float">
            <text:p>0.04324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3763" calcext:value-type="float">
            <text:p>0.03763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044616" calcext:value-type="float">
            <text:p>0.04461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0.03975" calcext:value-type="float">
            <text:p>0.03975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44651" calcext:value-type="float">
            <text:p>0.04465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40392" calcext:value-type="float">
            <text:p>0.040392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.04622" calcext:value-type="float">
            <text:p>0.0462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40655" calcext:value-type="float">
            <text:p>0.040655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46482" calcext:value-type="float">
            <text:p>0.04648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43637" calcext:value-type="float">
            <text:p>0.043637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0.050612" calcext:value-type="float">
            <text:p>0.05061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043156" calcext:value-type="float">
            <text:p>0.043156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049969" calcext:value-type="float">
            <text:p>0.04996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43065" calcext:value-type="float">
            <text:p>0.04306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.051076" calcext:value-type="float">
            <text:p>0.05107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0.041774" calcext:value-type="float">
            <text:p>0.041774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0.050892" calcext:value-type="float">
            <text:p>0.05089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43127" calcext:value-type="float">
            <text:p>0.043127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5288" calcext:value-type="float">
            <text:p>0.0528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2027" calcext:value-type="float">
            <text:p>0.002027</text:p>
          </table:table-cell>
          <table:table-cell office:value-type="float" office:value="0.045072" calcext:value-type="float">
            <text:p>0.045072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53379" calcext:value-type="float">
            <text:p>0.05337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45965" calcext:value-type="float">
            <text:p>0.045965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5255" calcext:value-type="float">
            <text:p>0.0525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.047853" calcext:value-type="float">
            <text:p>0.047853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58395" calcext:value-type="float">
            <text:p>0.05839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0.059213" calcext:value-type="float">
            <text:p>0.059213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57973" calcext:value-type="float">
            <text:p>0.0579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51935" calcext:value-type="float">
            <text:p>0.051935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.058557" calcext:value-type="float">
            <text:p>0.05855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51802" calcext:value-type="float">
            <text:p>0.051802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.059913" calcext:value-type="float">
            <text:p>0.05991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.056794" calcext:value-type="float">
            <text:p>0.056794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.063308" calcext:value-type="float">
            <text:p>0.06330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.05545" calcext:value-type="float">
            <text:p>0.05545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69027" calcext:value-type="float">
            <text:p>0.06902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064201" calcext:value-type="float">
            <text:p>0.064201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2279" calcext:value-type="float">
            <text:p>0.002279</text:p>
          </table:table-cell>
          <table:table-cell office:value-type="float" office:value="0.066352" calcext:value-type="float">
            <text:p>0.06635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2297" calcext:value-type="float">
            <text:p>0.002297</text:p>
          </table:table-cell>
          <table:table-cell office:value-type="float" office:value="0.060688" calcext:value-type="float">
            <text:p>0.060688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69439" calcext:value-type="float">
            <text:p>0.06943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0.06579" calcext:value-type="float">
            <text:p>0.06579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.072246" calcext:value-type="float">
            <text:p>0.07224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2392" calcext:value-type="float">
            <text:p>0.002392</text:p>
          </table:table-cell>
          <table:table-cell office:value-type="float" office:value="0.066457" calcext:value-type="float">
            <text:p>0.066457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.075165" calcext:value-type="float">
            <text:p>0.07516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.075792" calcext:value-type="float">
            <text:p>0.075792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.078846" calcext:value-type="float">
            <text:p>0.07884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07194" calcext:value-type="float">
            <text:p>0.07194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075774" calcext:value-type="float">
            <text:p>0.07577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66067" calcext:value-type="float">
            <text:p>0.066067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004136" calcext:value-type="float">
            <text:p>0.004136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75227" calcext:value-type="float">
            <text:p>0.07522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0.078859" calcext:value-type="float">
            <text:p>0.078859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91131" calcext:value-type="float">
            <text:p>0.091131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002533" calcext:value-type="float">
            <text:p>0.002533</text:p>
          </table:table-cell>
          <table:table-cell office:value-type="float" office:value="0.086644" calcext:value-type="float">
            <text:p>0.086644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089479" calcext:value-type="float">
            <text:p>0.08947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8777" calcext:value-type="float">
            <text:p>0.08777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0.085032" calcext:value-type="float">
            <text:p>0.085032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4292" calcext:value-type="float">
            <text:p>0.00429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82183" calcext:value-type="float">
            <text:p>0.082183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0.09857" calcext:value-type="float">
            <text:p>0.0985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.097547" calcext:value-type="float">
            <text:p>0.097547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100653" calcext:value-type="float">
            <text:p>0.10065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.093362" calcext:value-type="float">
            <text:p>0.093362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109746" calcext:value-type="float">
            <text:p>0.10974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.106139" calcext:value-type="float">
            <text:p>0.106139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101507" calcext:value-type="float">
            <text:p>0.10150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104977" calcext:value-type="float">
            <text:p>0.104977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.112658" calcext:value-type="float">
            <text:p>0.11265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111541" calcext:value-type="float">
            <text:p>0.111541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2751" calcext:value-type="float">
            <text:p>0.002751</text:p>
          </table:table-cell>
          <table:table-cell office:value-type="float" office:value="0.114893" calcext:value-type="float">
            <text:p>0.1148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114931" calcext:value-type="float">
            <text:p>0.114931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.123557" calcext:value-type="float">
            <text:p>0.12355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1263" calcext:value-type="float">
            <text:p>0.1263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121524" calcext:value-type="float">
            <text:p>0.12152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.119565" calcext:value-type="float">
            <text:p>0.119565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2843" calcext:value-type="float">
            <text:p>0.002843</text:p>
          </table:table-cell>
          <table:table-cell office:value-type="float" office:value="0.141463" calcext:value-type="float">
            <text:p>0.14146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144879" calcext:value-type="float">
            <text:p>0.14487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4851" calcext:value-type="float">
            <text:p>0.004851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134621" calcext:value-type="float">
            <text:p>0.134621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145857" calcext:value-type="float">
            <text:p>0.14585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136924" calcext:value-type="float">
            <text:p>0.136924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0.146102" calcext:value-type="float">
            <text:p>0.14610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4943" calcext:value-type="float">
            <text:p>0.004943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138424" calcext:value-type="float">
            <text:p>0.138424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150173" calcext:value-type="float">
            <text:p>0.150173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144433" calcext:value-type="float">
            <text:p>0.144433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156868" calcext:value-type="float">
            <text:p>0.15686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5034" calcext:value-type="float">
            <text:p>0.005034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.144932" calcext:value-type="float">
            <text:p>0.144932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157935" calcext:value-type="float">
            <text:p>0.15793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05082" calcext:value-type="float">
            <text:p>0.005082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150421" calcext:value-type="float">
            <text:p>0.150421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160156" calcext:value-type="float">
            <text:p>0.1601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153027" calcext:value-type="float">
            <text:p>0.153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1:09:56.79190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1:15:11.351014002</dc:date>
    <meta:editing-duration>PT2H2M</meta:editing-duration>
    <meta:editing-cycles>3</meta:editing-cycles>
    <meta:generator>LibreOffice/5.1.6.2.0$Linux_X86_64 LibreOffice_project/10$Build-2</meta:generator>
    <meta:document-statistic meta:table-count="1" meta:cell-count="7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76cm" svg:height="18.116cm" xlink:href=".." xlink:type="simple" chart:class="chart:line" chart:style-name="ch1">
        <chart:title svg:x="7.634cm" svg:y="0.498cm" chart:style-name="ch2">
          <text:p>Comparison of Runtimes for Different Implementations</text:p>
        </chart:title>
        <chart:legend chart:legend-position="end" svg:x="22.186cm" svg:y="8.51cm" style:legend-expansion="high" chart:style-name="ch3"/>
        <chart:plot-area chart:style-name="ch4" table:cell-range-address="1000_10000_50_1000.A1:1000_10000_50_1000.C182" chart:data-source-has-labels="both" svg:x="1.534cm" svg:y="1.639cm" svg:width="20.129cm" svg:height="15.134cm">
          <chartooo:coordinate-region svg:x="2.632cm" svg:y="1.639cm" svg:width="18.889cm" svg:height="13.749cm"/>
          <chart:axis chart:dimension="x" chart:name="primary-x" chart:style-name="ch5" chartooo:axis-type="auto">
            <chartooo:date-scale/>
            <chart:title svg:x="10.086cm" svg:y="17.135cm" chart:style-name="ch6">
              <text:p>Dimension of Space</text:p>
            </chart:title>
            <chart:categories table:cell-range-address="1000_10000_50_1000.A2:1000_10000_50_1000.A182"/>
          </chart:axis>
          <chart:axis chart:dimension="y" chart:name="primary-y" chart:style-name="ch5">
            <chart:title svg:x="0.451cm" svg:y="10.004cm" chart:style-name="ch7">
              <text:p>Time (sec)</text:p>
            </chart:title>
            <chart:grid chart:style-name="ch8" chart:class="major"/>
          </chart:axis>
          <chart:series chart:style-name="ch9" chart:values-cell-range-address="1000_10000_50_1000.B2:1000_10000_50_1000.B182" chart:label-cell-address="1000_10000_50_1000.B1:1000_10000_50_1000.B1" chart:class="chart:line">
            <chart:data-point chart:repeated="181"/>
          </chart:series>
          <chart:series chart:style-name="ch10" chart:values-cell-range-address="1000_10000_50_1000.C2:1000_10000_50_1000.C182" chart:label-cell-address="1000_10000_50_1000.C1:1000_10000_50_1000.C1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 2</text:p>
                <draw:g>
                  <svg:desc>1000_10000_50_1000.B1:1000_10000_50_1000.B1</svg:desc>
                </draw:g>
              </table:table-cell>
              <table:table-cell office:value-type="string">
                <text:p>Implementation 1</text:p>
                <draw:g>
                  <svg:desc>1000_10000_50_1000.C1:1000_10000_50_1000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1000_10000_50_1000.A2:1000_10000_50_1000.A182</svg:desc>
                </draw:g>
              </table:table-cell>
              <table:table-cell office:value-type="float" office:value="0.00051">
                <text:p>0.00051</text:p>
                <draw:g>
                  <svg:desc>1000_10000_50_1000.B2:1000_10000_50_1000.B182</svg:desc>
                </draw:g>
              </table:table-cell>
              <table:table-cell office:value-type="float" office:value="0.000318">
                <text:p>0.000318</text:p>
                <draw:g>
                  <svg:desc>1000_10000_50_1000.C2:1000_10000_50_1000.C182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0532">
                <text:p>0.000532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00615">
                <text:p>0.000615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07">
                <text:p>0.000607</text:p>
              </table:table-cell>
              <table:table-cell office:value-type="float" office:value="0.000368">
                <text:p>0.00036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769">
                <text:p>0.000769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3">
                <text:p>0.00083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084">
                <text:p>0.00084</text:p>
              </table:table-cell>
              <table:table-cell office:value-type="float" office:value="0.000503">
                <text:p>0.00050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00916">
                <text:p>0.000916</text:p>
              </table:table-cell>
              <table:table-cell office:value-type="float" office:value="0.000535">
                <text:p>0.00053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555">
                <text:p>0.00055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097">
                <text:p>0.00097</text:p>
              </table:table-cell>
              <table:table-cell office:value-type="float" office:value="0.000573">
                <text:p>0.00057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003">
                <text:p>0.001003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0989">
                <text:p>0.000989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015">
                <text:p>0.00101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1068">
                <text:p>0.001068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082">
                <text:p>0.001082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0111">
                <text:p>0.00111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01168">
                <text:p>0.001168</text:p>
              </table:table-cell>
              <table:table-cell office:value-type="float" office:value="0.000696">
                <text:p>0.00069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735">
                <text:p>0.0007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235">
                <text:p>0.001235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001246">
                <text:p>0.001246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285">
                <text:p>0.001285</text:p>
              </table:table-cell>
              <table:table-cell office:value-type="float" office:value="0.000768">
                <text:p>0.00076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781">
                <text:p>0.000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331">
                <text:p>0.001331</text:p>
              </table:table-cell>
              <table:table-cell office:value-type="float" office:value="0.000803">
                <text:p>0.000803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399">
                <text:p>0.001399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001436">
                <text:p>0.001436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442">
                <text:p>0.001442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001501">
                <text:p>0.001501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525">
                <text:p>0.001525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001553">
                <text:p>0.001553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.00159">
                <text:p>0.0015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634">
                <text:p>0.001634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001665">
                <text:p>0.001665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681">
                <text:p>0.001681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1044">
                <text:p>0.00104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768">
                <text:p>0.001768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001756">
                <text:p>0.001756</text:p>
              </table:table-cell>
              <table:table-cell office:value-type="float" office:value="0.001063">
                <text:p>0.0010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805">
                <text:p>0.001805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.00184">
                <text:p>0.00184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825">
                <text:p>0.001825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0.001855">
                <text:p>0.001855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881">
                <text:p>0.001881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001937">
                <text:p>0.001937</text:p>
              </table:table-cell>
              <table:table-cell office:value-type="float" office:value="0.001152">
                <text:p>0.00115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98">
                <text:p>0.00198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001979">
                <text:p>0.001979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947">
                <text:p>0.001947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0.001966">
                <text:p>0.001966</text:p>
              </table:table-cell>
              <table:table-cell office:value-type="float" office:value="0.001208">
                <text:p>0.00120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993">
                <text:p>0.001993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0.002016">
                <text:p>0.002016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041">
                <text:p>0.002041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002068">
                <text:p>0.002068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09">
                <text:p>0.00209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002117">
                <text:p>0.002117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14">
                <text:p>0.00214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002167">
                <text:p>0.002167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19">
                <text:p>0.00219</text:p>
              </table:table-cell>
              <table:table-cell office:value-type="float" office:value="0.001346">
                <text:p>0.00134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002215">
                <text:p>0.002215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241">
                <text:p>0.002241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.002271">
                <text:p>0.002271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293">
                <text:p>0.002293</text:p>
              </table:table-cell>
              <table:table-cell office:value-type="float" office:value="0.001432">
                <text:p>0.001432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0.002318">
                <text:p>0.002318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2341">
                <text:p>0.002341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002366">
                <text:p>0.002366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391">
                <text:p>0.002391</text:p>
              </table:table-cell>
              <table:table-cell office:value-type="float" office:value="0.001484">
                <text:p>0.00148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0.002415">
                <text:p>0.002415</text:p>
              </table:table-cell>
              <table:table-cell office:value-type="float" office:value="0.001507">
                <text:p>0.00150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2441">
                <text:p>0.00244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0.002463">
                <text:p>0.002463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489">
                <text:p>0.002489</text:p>
              </table:table-cell>
              <table:table-cell office:value-type="float" office:value="0.001538">
                <text:p>0.001538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0.002514">
                <text:p>0.002514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2538">
                <text:p>0.002538</text:p>
              </table:table-cell>
              <table:table-cell office:value-type="float" office:value="0.001561">
                <text:p>0.001561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0.002562">
                <text:p>0.002562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259">
                <text:p>0.00259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002617">
                <text:p>0.002617</text:p>
              </table:table-cell>
              <table:table-cell office:value-type="float" office:value="0.001632">
                <text:p>0.00163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2706">
                <text:p>0.002706</text:p>
              </table:table-cell>
              <table:table-cell office:value-type="float" office:value="0.001623">
                <text:p>0.001623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0.002679">
                <text:p>0.002679</text:p>
              </table:table-cell>
              <table:table-cell office:value-type="float" office:value="0.001639">
                <text:p>0.00163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2802">
                <text:p>0.002802</text:p>
              </table:table-cell>
              <table:table-cell office:value-type="float" office:value="0.001658">
                <text:p>0.001658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0.002811">
                <text:p>0.002811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0.002817">
                <text:p>0.002817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2838">
                <text:p>0.002838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0.0029">
                <text:p>0.0029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2892">
                <text:p>0.002892</text:p>
              </table:table-cell>
              <table:table-cell office:value-type="float" office:value="0.001773">
                <text:p>0.001773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2946">
                <text:p>0.002946</text:p>
              </table:table-cell>
              <table:table-cell office:value-type="float" office:value="0.001796">
                <text:p>0.001796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1785">
                <text:p>0.001785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1826">
                <text:p>0.0018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1881">
                <text:p>0.00188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3165">
                <text:p>0.003165</text:p>
              </table:table-cell>
              <table:table-cell office:value-type="float" office:value="0.001893">
                <text:p>0.001893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1876">
                <text:p>0.00187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1899">
                <text:p>0.0018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003253">
                <text:p>0.003253</text:p>
              </table:table-cell>
              <table:table-cell office:value-type="float" office:value="0.001933">
                <text:p>0.001933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1955">
                <text:p>0.001955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0.00327">
                <text:p>0.00327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2057">
                <text:p>0.002057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0.003319">
                <text:p>0.003319</text:p>
              </table:table-cell>
              <table:table-cell office:value-type="float" office:value="0.001982">
                <text:p>0.00198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333">
                <text:p>0.00333</text:p>
              </table:table-cell>
              <table:table-cell office:value-type="float" office:value="0.002016">
                <text:p>0.002016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0.003325">
                <text:p>0.003325</text:p>
              </table:table-cell>
              <table:table-cell office:value-type="float" office:value="0.002003">
                <text:p>0.00200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3458">
                <text:p>0.003458</text:p>
              </table:table-cell>
              <table:table-cell office:value-type="float" office:value="0.002027">
                <text:p>0.002027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.003408">
                <text:p>0.003408</text:p>
              </table:table-cell>
              <table:table-cell office:value-type="float" office:value="0.002024">
                <text:p>0.00202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2053">
                <text:p>0.002053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.003443">
                <text:p>0.003443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3454">
                <text:p>0.003454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2112">
                <text:p>0.00211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2102">
                <text:p>0.002102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0.00359">
                <text:p>0.00359</text:p>
              </table:table-cell>
              <table:table-cell office:value-type="float" office:value="0.002138">
                <text:p>0.00213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2161">
                <text:p>0.002161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2192">
                <text:p>0.00219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0.003631">
                <text:p>0.003631</text:p>
              </table:table-cell>
              <table:table-cell office:value-type="float" office:value="0.002217">
                <text:p>0.00221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3648">
                <text:p>0.003648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0.003717">
                <text:p>0.003717</text:p>
              </table:table-cell>
              <table:table-cell office:value-type="float" office:value="0.002237">
                <text:p>0.002237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373">
                <text:p>0.00373</text:p>
              </table:table-cell>
              <table:table-cell office:value-type="float" office:value="0.002242">
                <text:p>0.002242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0.003761">
                <text:p>0.003761</text:p>
              </table:table-cell>
              <table:table-cell office:value-type="float" office:value="0.002244">
                <text:p>0.00224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3784">
                <text:p>0.003784</text:p>
              </table:table-cell>
              <table:table-cell office:value-type="float" office:value="0.002271">
                <text:p>0.002271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0.003827">
                <text:p>0.003827</text:p>
              </table:table-cell>
              <table:table-cell office:value-type="float" office:value="0.002279">
                <text:p>0.00227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3854">
                <text:p>0.003854</text:p>
              </table:table-cell>
              <table:table-cell office:value-type="float" office:value="0.002297">
                <text:p>0.002297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3898">
                <text:p>0.003898</text:p>
              </table:table-cell>
              <table:table-cell office:value-type="float" office:value="0.002336">
                <text:p>0.002336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0.003896">
                <text:p>0.003896</text:p>
              </table:table-cell>
              <table:table-cell office:value-type="float" office:value="0.002362">
                <text:p>0.00236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3945">
                <text:p>0.003945</text:p>
              </table:table-cell>
              <table:table-cell office:value-type="float" office:value="0.002392">
                <text:p>0.002392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0.003965">
                <text:p>0.003965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4049">
                <text:p>0.004049</text:p>
              </table:table-cell>
              <table:table-cell office:value-type="float" office:value="0.002389">
                <text:p>0.002389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0.004009">
                <text:p>0.004009</text:p>
              </table:table-cell>
              <table:table-cell office:value-type="float" office:value="0.002402">
                <text:p>0.00240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4037">
                <text:p>0.004037</text:p>
              </table:table-cell>
              <table:table-cell office:value-type="float" office:value="0.002458">
                <text:p>0.002458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0.00411">
                <text:p>0.00411</text:p>
              </table:table-cell>
              <table:table-cell office:value-type="float" office:value="0.002431">
                <text:p>0.0024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121">
                <text:p>0.004121</text:p>
              </table:table-cell>
              <table:table-cell office:value-type="float" office:value="0.002444">
                <text:p>0.002444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0.004136">
                <text:p>0.004136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4148">
                <text:p>0.004148</text:p>
              </table:table-cell>
              <table:table-cell office:value-type="float" office:value="0.002504">
                <text:p>0.002504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0.004201">
                <text:p>0.004201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4205">
                <text:p>0.004205</text:p>
              </table:table-cell>
              <table:table-cell office:value-type="float" office:value="0.002533">
                <text:p>0.002533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0.004171">
                <text:p>0.004171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4199">
                <text:p>0.004199</text:p>
              </table:table-cell>
              <table:table-cell office:value-type="float" office:value="0.002571">
                <text:p>0.002571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0.004233">
                <text:p>0.004233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4292">
                <text:p>0.00429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0.004332">
                <text:p>0.004332</text:p>
              </table:table-cell>
              <table:table-cell office:value-type="float" office:value="0.002621">
                <text:p>0.00262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4354">
                <text:p>0.004354</text:p>
              </table:table-cell>
              <table:table-cell office:value-type="float" office:value="0.002615">
                <text:p>0.002615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0.004368">
                <text:p>0.004368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4416">
                <text:p>0.004416</text:p>
              </table:table-cell>
              <table:table-cell office:value-type="float" office:value="0.002674">
                <text:p>0.002674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0.004454">
                <text:p>0.004454</text:p>
              </table:table-cell>
              <table:table-cell office:value-type="float" office:value="0.002673">
                <text:p>0.002673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4406">
                <text:p>0.004406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0.004475">
                <text:p>0.004475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4487">
                <text:p>0.004487</text:p>
              </table:table-cell>
              <table:table-cell office:value-type="float" office:value="0.002702">
                <text:p>0.002702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0.004536">
                <text:p>0.004536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4502">
                <text:p>0.004502</text:p>
              </table:table-cell>
              <table:table-cell office:value-type="float" office:value="0.002741">
                <text:p>0.002741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0.004567">
                <text:p>0.004567</text:p>
              </table:table-cell>
              <table:table-cell office:value-type="float" office:value="0.002751">
                <text:p>0.00275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4601">
                <text:p>0.004601</text:p>
              </table:table-cell>
              <table:table-cell office:value-type="float" office:value="0.002765">
                <text:p>0.002765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0.004632">
                <text:p>0.004632</text:p>
              </table:table-cell>
              <table:table-cell office:value-type="float" office:value="0.002777">
                <text:p>0.00277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4679">
                <text:p>0.004679</text:p>
              </table:table-cell>
              <table:table-cell office:value-type="float" office:value="0.002803">
                <text:p>0.002803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0.00469">
                <text:p>0.00469</text:p>
              </table:table-cell>
              <table:table-cell office:value-type="float" office:value="0.002817">
                <text:p>0.00281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4721">
                <text:p>0.004721</text:p>
              </table:table-cell>
              <table:table-cell office:value-type="float" office:value="0.002818">
                <text:p>0.002818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0.004717">
                <text:p>0.004717</text:p>
              </table:table-cell>
              <table:table-cell office:value-type="float" office:value="0.002843">
                <text:p>0.00284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4779">
                <text:p>0.004779</text:p>
              </table:table-cell>
              <table:table-cell office:value-type="float" office:value="0.002862">
                <text:p>0.002862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0.004784">
                <text:p>0.004784</text:p>
              </table:table-cell>
              <table:table-cell office:value-type="float" office:value="0.002861">
                <text:p>0.00286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2889">
                <text:p>0.002889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0.004867">
                <text:p>0.004867</text:p>
              </table:table-cell>
              <table:table-cell office:value-type="float" office:value="0.002929">
                <text:p>0.00292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4885">
                <text:p>0.004885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0.004892">
                <text:p>0.004892</text:p>
              </table:table-cell>
              <table:table-cell office:value-type="float" office:value="0.002955">
                <text:p>0.00295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4943">
                <text:p>0.004943</text:p>
              </table:table-cell>
              <table:table-cell office:value-type="float" office:value="0.002966">
                <text:p>0.002966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0.005056">
                <text:p>0.005056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4972">
                <text:p>0.004972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0.004982">
                <text:p>0.004982</text:p>
              </table:table-cell>
              <table:table-cell office:value-type="float" office:value="0.00302">
                <text:p>0.0030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5034">
                <text:p>0.005034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0.005075">
                <text:p>0.005075</text:p>
              </table:table-cell>
              <table:table-cell office:value-type="float" office:value="0.003045">
                <text:p>0.00304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3076">
                <text:p>0.003076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0.005104">
                <text:p>0.005104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128">
                <text:p>0.005128</text:p>
              </table:table-cell>
              <table:table-cell office:value-type="float" office:value="0.003195">
                <text:p>0.003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2.002cm" svg:y="3.706cm" style:legend-expansion="high" chart:style-name="ch2"/>
        <chart:plot-area chart:style-name="ch3" table:cell-range-address="1000_10000_50_1000.A1:1000_10000_50_1000.D182" chart:data-source-has-labels="both" svg:x="0.319cm" svg:y="0.18cm" svg:width="11.364cm" svg:height="8.646cm">
          <chartooo:coordinate-region svg:x="1.231cm" svg:y="0.18cm" svg:width="10.31cm" svg:height="7.262cm"/>
          <chart:axis chart:dimension="x" chart:name="primary-x" chart:style-name="ch4" chartooo:axis-type="auto">
            <chartooo:date-scale/>
            <chart:categories table:cell-range-address="1000_10000_50_1000.A2:1000_10000_50_1000.A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1000_10000_50_1000.B2:1000_10000_50_1000.B182" chart:label-cell-address="1000_10000_50_1000.B1:1000_10000_50_1000.B1" chart:class="chart:line">
            <chart:data-point chart:repeated="181"/>
          </chart:series>
          <chart:series chart:style-name="ch7" chart:values-cell-range-address="1000_10000_50_1000.C2:1000_10000_50_1000.C182" chart:label-cell-address="1000_10000_50_1000.C1:1000_10000_50_1000.C1" chart:class="chart:line">
            <chart:data-point chart:repeated="181"/>
          </chart:series>
          <chart:series chart:style-name="ch8" chart:values-cell-range-address="1000_10000_50_1000.D2:1000_10000_50_1000.D182" chart:label-cell-address="1000_10000_50_1000.D1:1000_10000_50_1000.D1" chart:class="chart:line"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 2</text:p>
                <draw:g>
                  <svg:desc>1000_10000_50_1000.B1:1000_10000_50_1000.B1</svg:desc>
                </draw:g>
              </table:table-cell>
              <table:table-cell office:value-type="string">
                <text:p>Implementation 1</text:p>
                <draw:g>
                  <svg:desc>1000_10000_50_1000.C1:1000_10000_50_1000.C1</svg:desc>
                </draw:g>
              </table:table-cell>
              <table:table-cell office:value-type="string">
                <text:p>MATLAB</text:p>
                <draw:g>
                  <svg:desc>1000_10000_50_1000.D1:1000_10000_50_1000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1000_10000_50_1000.A2:1000_10000_50_1000.A182</svg:desc>
                </draw:g>
              </table:table-cell>
              <table:table-cell office:value-type="float" office:value="0.00051">
                <text:p>0.00051</text:p>
                <draw:g>
                  <svg:desc>1000_10000_50_1000.B2:1000_10000_50_1000.B182</svg:desc>
                </draw:g>
              </table:table-cell>
              <table:table-cell office:value-type="float" office:value="0.000318">
                <text:p>0.000318</text:p>
                <draw:g>
                  <svg:desc>1000_10000_50_1000.C2:1000_10000_50_1000.C182</svg:desc>
                </draw:g>
              </table:table-cell>
              <table:table-cell office:value-type="float" office:value="NaN">
                <text:p>NaN</text:p>
                <draw:g>
                  <svg:desc>1000_10000_50_1000.D2:1000_10000_50_1000.D182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0532">
                <text:p>0.000532</text:p>
              </table:table-cell>
              <table:table-cell office:value-type="float" office:value="0.000324">
                <text:p>0.000324</text:p>
              </table:table-cell>
              <table:table-cell office:value-type="float" office:value="0.003894">
                <text:p>0.00389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339">
                <text:p>0.000339</text:p>
              </table:table-cell>
              <table:table-cell office:value-type="float" office:value="0.004178">
                <text:p>0.00417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00615">
                <text:p>0.000615</text:p>
              </table:table-cell>
              <table:table-cell office:value-type="float" office:value="0.000354">
                <text:p>0.000354</text:p>
              </table:table-cell>
              <table:table-cell office:value-type="float" office:value="0.003772">
                <text:p>0.0037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07">
                <text:p>0.000607</text:p>
              </table:table-cell>
              <table:table-cell office:value-type="float" office:value="0.000368">
                <text:p>0.000368</text:p>
              </table:table-cell>
              <table:table-cell office:value-type="float" office:value="0.003971">
                <text:p>0.00397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391">
                <text:p>0.000391</text:p>
              </table:table-cell>
              <table:table-cell office:value-type="float" office:value="0.005369">
                <text:p>0.00536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402">
                <text:p>0.000402</text:p>
              </table:table-cell>
              <table:table-cell office:value-type="float" office:value="0.004897">
                <text:p>0.0048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14">
                <text:p>0.000414</text:p>
              </table:table-cell>
              <table:table-cell office:value-type="float" office:value="0.004968">
                <text:p>0.00496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442">
                <text:p>0.000442</text:p>
              </table:table-cell>
              <table:table-cell office:value-type="float" office:value="0.004372">
                <text:p>0.00437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5027">
                <text:p>0.00502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769">
                <text:p>0.000769</text:p>
              </table:table-cell>
              <table:table-cell office:value-type="float" office:value="0.000469">
                <text:p>0.000469</text:p>
              </table:table-cell>
              <table:table-cell office:value-type="float" office:value="0.004947">
                <text:p>0.00494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481">
                <text:p>0.000481</text:p>
              </table:table-cell>
              <table:table-cell office:value-type="float" office:value="0.005449">
                <text:p>0.00544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3">
                <text:p>0.00083</text:p>
              </table:table-cell>
              <table:table-cell office:value-type="float" office:value="0.000492">
                <text:p>0.000492</text:p>
              </table:table-cell>
              <table:table-cell office:value-type="float" office:value="0.005072">
                <text:p>0.00507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084">
                <text:p>0.00084</text:p>
              </table:table-cell>
              <table:table-cell office:value-type="float" office:value="0.000503">
                <text:p>0.000503</text:p>
              </table:table-cell>
              <table:table-cell office:value-type="float" office:value="0.006104">
                <text:p>0.0061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52">
                <text:p>0.00052</text:p>
              </table:table-cell>
              <table:table-cell office:value-type="float" office:value="0.005594">
                <text:p>0.00559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00916">
                <text:p>0.000916</text:p>
              </table:table-cell>
              <table:table-cell office:value-type="float" office:value="0.000535">
                <text:p>0.000535</text:p>
              </table:table-cell>
              <table:table-cell office:value-type="float" office:value="0.006785">
                <text:p>0.0067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555">
                <text:p>0.000555</text:p>
              </table:table-cell>
              <table:table-cell office:value-type="float" office:value="0.005876">
                <text:p>0.00587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097">
                <text:p>0.00097</text:p>
              </table:table-cell>
              <table:table-cell office:value-type="float" office:value="0.000573">
                <text:p>0.000573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003">
                <text:p>0.001003</text:p>
              </table:table-cell>
              <table:table-cell office:value-type="float" office:value="0.000591">
                <text:p>0.000591</text:p>
              </table:table-cell>
              <table:table-cell office:value-type="float" office:value="0.006624">
                <text:p>0.00662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0989">
                <text:p>0.000989</text:p>
              </table:table-cell>
              <table:table-cell office:value-type="float" office:value="0.000608">
                <text:p>0.000608</text:p>
              </table:table-cell>
              <table:table-cell office:value-type="float" office:value="0.007705">
                <text:p>0.0077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015">
                <text:p>0.001015</text:p>
              </table:table-cell>
              <table:table-cell office:value-type="float" office:value="0.000625">
                <text:p>0.000625</text:p>
              </table:table-cell>
              <table:table-cell office:value-type="float" office:value="0.007021">
                <text:p>0.00702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1068">
                <text:p>0.001068</text:p>
              </table:table-cell>
              <table:table-cell office:value-type="float" office:value="0.00064">
                <text:p>0.00064</text:p>
              </table:table-cell>
              <table:table-cell office:value-type="float" office:value="0.008396">
                <text:p>0.0083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082">
                <text:p>0.001082</text:p>
              </table:table-cell>
              <table:table-cell office:value-type="float" office:value="0.000659">
                <text:p>0.000659</text:p>
              </table:table-cell>
              <table:table-cell office:value-type="float" office:value="0.006892">
                <text:p>0.00689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0111">
                <text:p>0.00111</text:p>
              </table:table-cell>
              <table:table-cell office:value-type="float" office:value="0.000662">
                <text:p>0.000662</text:p>
              </table:table-cell>
              <table:table-cell office:value-type="float" office:value="0.008909">
                <text:p>0.00890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686">
                <text:p>0.000686</text:p>
              </table:table-cell>
              <table:table-cell office:value-type="float" office:value="0.007687">
                <text:p>0.00768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01168">
                <text:p>0.001168</text:p>
              </table:table-cell>
              <table:table-cell office:value-type="float" office:value="0.000696">
                <text:p>0.000696</text:p>
              </table:table-cell>
              <table:table-cell office:value-type="float" office:value="0.008731">
                <text:p>0.00873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713">
                <text:p>0.000713</text:p>
              </table:table-cell>
              <table:table-cell office:value-type="float" office:value="0.007922">
                <text:p>0.00792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735">
                <text:p>0.000735</text:p>
              </table:table-cell>
              <table:table-cell office:value-type="float" office:value="0.008995">
                <text:p>0.0089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235">
                <text:p>0.001235</text:p>
              </table:table-cell>
              <table:table-cell office:value-type="float" office:value="0.00074">
                <text:p>0.00074</text:p>
              </table:table-cell>
              <table:table-cell office:value-type="float" office:value="0.008526">
                <text:p>0.00852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001246">
                <text:p>0.001246</text:p>
              </table:table-cell>
              <table:table-cell office:value-type="float" office:value="0.000752">
                <text:p>0.000752</text:p>
              </table:table-cell>
              <table:table-cell office:value-type="float" office:value="0.009712">
                <text:p>0.0097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285">
                <text:p>0.001285</text:p>
              </table:table-cell>
              <table:table-cell office:value-type="float" office:value="0.000768">
                <text:p>0.000768</text:p>
              </table:table-cell>
              <table:table-cell office:value-type="float" office:value="0.008793">
                <text:p>0.008793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781">
                <text:p>0.000781</text:p>
              </table:table-cell>
              <table:table-cell office:value-type="float" office:value="0.010545">
                <text:p>0.01054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331">
                <text:p>0.001331</text:p>
              </table:table-cell>
              <table:table-cell office:value-type="float" office:value="0.000803">
                <text:p>0.000803</text:p>
              </table:table-cell>
              <table:table-cell office:value-type="float" office:value="0.009239">
                <text:p>0.00923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818">
                <text:p>0.000818</text:p>
              </table:table-cell>
              <table:table-cell office:value-type="float" office:value="0.01058">
                <text:p>0.0105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399">
                <text:p>0.001399</text:p>
              </table:table-cell>
              <table:table-cell office:value-type="float" office:value="0.00083">
                <text:p>0.00083</text:p>
              </table:table-cell>
              <table:table-cell office:value-type="float" office:value="0.010025">
                <text:p>0.010025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001436">
                <text:p>0.001436</text:p>
              </table:table-cell>
              <table:table-cell office:value-type="float" office:value="0.00085">
                <text:p>0.00085</text:p>
              </table:table-cell>
              <table:table-cell office:value-type="float" office:value="0.011011">
                <text:p>0.01101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442">
                <text:p>0.001442</text:p>
              </table:table-cell>
              <table:table-cell office:value-type="float" office:value="0.000865">
                <text:p>0.000865</text:p>
              </table:table-cell>
              <table:table-cell office:value-type="float" office:value="0.010324">
                <text:p>0.010324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0878">
                <text:p>0.000878</text:p>
              </table:table-cell>
              <table:table-cell office:value-type="float" office:value="0.012132">
                <text:p>0.01213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905">
                <text:p>0.000905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001501">
                <text:p>0.001501</text:p>
              </table:table-cell>
              <table:table-cell office:value-type="float" office:value="0.000918">
                <text:p>0.000918</text:p>
              </table:table-cell>
              <table:table-cell office:value-type="float" office:value="0.013575">
                <text:p>0.0135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525">
                <text:p>0.001525</text:p>
              </table:table-cell>
              <table:table-cell office:value-type="float" office:value="0.000922">
                <text:p>0.000922</text:p>
              </table:table-cell>
              <table:table-cell office:value-type="float" office:value="0.012044">
                <text:p>0.012044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001553">
                <text:p>0.001553</text:p>
              </table:table-cell>
              <table:table-cell office:value-type="float" office:value="0.00093">
                <text:p>0.00093</text:p>
              </table:table-cell>
              <table:table-cell office:value-type="float" office:value="0.015317">
                <text:p>0.01531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958">
                <text:p>0.000958</text:p>
              </table:table-cell>
              <table:table-cell office:value-type="float" office:value="0.01373">
                <text:p>0.01373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.00159">
                <text:p>0.00159</text:p>
              </table:table-cell>
              <table:table-cell office:value-type="float" office:value="0.000977">
                <text:p>0.000977</text:p>
              </table:table-cell>
              <table:table-cell office:value-type="float" office:value="0.01535">
                <text:p>0.0153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634">
                <text:p>0.001634</text:p>
              </table:table-cell>
              <table:table-cell office:value-type="float" office:value="0.000998">
                <text:p>0.000998</text:p>
              </table:table-cell>
              <table:table-cell office:value-type="float" office:value="0.014464">
                <text:p>0.01446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001665">
                <text:p>0.001665</text:p>
              </table:table-cell>
              <table:table-cell office:value-type="float" office:value="0.001008">
                <text:p>0.001008</text:p>
              </table:table-cell>
              <table:table-cell office:value-type="float" office:value="0.016929">
                <text:p>0.01692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681">
                <text:p>0.001681</text:p>
              </table:table-cell>
              <table:table-cell office:value-type="float" office:value="0.001031">
                <text:p>0.001031</text:p>
              </table:table-cell>
              <table:table-cell office:value-type="float" office:value="0.014938">
                <text:p>0.014938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1044">
                <text:p>0.001044</text:p>
              </table:table-cell>
              <table:table-cell office:value-type="float" office:value="0.017366">
                <text:p>0.01736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768">
                <text:p>0.001768</text:p>
              </table:table-cell>
              <table:table-cell office:value-type="float" office:value="0.001061">
                <text:p>0.001061</text:p>
              </table:table-cell>
              <table:table-cell office:value-type="float" office:value="0.01625">
                <text:p>0.01625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001756">
                <text:p>0.001756</text:p>
              </table:table-cell>
              <table:table-cell office:value-type="float" office:value="0.001063">
                <text:p>0.001063</text:p>
              </table:table-cell>
              <table:table-cell office:value-type="float" office:value="0.018282">
                <text:p>0.01828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805">
                <text:p>0.001805</text:p>
              </table:table-cell>
              <table:table-cell office:value-type="float" office:value="0.001094">
                <text:p>0.001094</text:p>
              </table:table-cell>
              <table:table-cell office:value-type="float" office:value="0.016225">
                <text:p>0.016225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.00184">
                <text:p>0.00184</text:p>
              </table:table-cell>
              <table:table-cell office:value-type="float" office:value="0.001093">
                <text:p>0.001093</text:p>
              </table:table-cell>
              <table:table-cell office:value-type="float" office:value="0.019499">
                <text:p>0.01949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825">
                <text:p>0.001825</text:p>
              </table:table-cell>
              <table:table-cell office:value-type="float" office:value="0.001107">
                <text:p>0.001107</text:p>
              </table:table-cell>
              <table:table-cell office:value-type="float" office:value="0.017308">
                <text:p>0.017308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0.001855">
                <text:p>0.001855</text:p>
              </table:table-cell>
              <table:table-cell office:value-type="float" office:value="0.00111">
                <text:p>0.00111</text:p>
              </table:table-cell>
              <table:table-cell office:value-type="float" office:value="0.020781">
                <text:p>0.02078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881">
                <text:p>0.001881</text:p>
              </table:table-cell>
              <table:table-cell office:value-type="float" office:value="0.001127">
                <text:p>0.001127</text:p>
              </table:table-cell>
              <table:table-cell office:value-type="float" office:value="0.017825">
                <text:p>0.017825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001937">
                <text:p>0.001937</text:p>
              </table:table-cell>
              <table:table-cell office:value-type="float" office:value="0.001152">
                <text:p>0.001152</text:p>
              </table:table-cell>
              <table:table-cell office:value-type="float" office:value="0.020643">
                <text:p>0.02064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98">
                <text:p>0.00198</text:p>
              </table:table-cell>
              <table:table-cell office:value-type="float" office:value="0.001158">
                <text:p>0.001158</text:p>
              </table:table-cell>
              <table:table-cell office:value-type="float" office:value="0.019127">
                <text:p>0.019127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001979">
                <text:p>0.001979</text:p>
              </table:table-cell>
              <table:table-cell office:value-type="float" office:value="0.001193">
                <text:p>0.001193</text:p>
              </table:table-cell>
              <table:table-cell office:value-type="float" office:value="0.020877">
                <text:p>0.02087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947">
                <text:p>0.001947</text:p>
              </table:table-cell>
              <table:table-cell office:value-type="float" office:value="0.001223">
                <text:p>0.001223</text:p>
              </table:table-cell>
              <table:table-cell office:value-type="float" office:value="0.019123">
                <text:p>0.019123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0.001966">
                <text:p>0.001966</text:p>
              </table:table-cell>
              <table:table-cell office:value-type="float" office:value="0.001208">
                <text:p>0.001208</text:p>
              </table:table-cell>
              <table:table-cell office:value-type="float" office:value="0.021729">
                <text:p>0.0217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993">
                <text:p>0.001993</text:p>
              </table:table-cell>
              <table:table-cell office:value-type="float" office:value="0.001218">
                <text:p>0.001218</text:p>
              </table:table-cell>
              <table:table-cell office:value-type="float" office:value="0.020459">
                <text:p>0.020459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0.002016">
                <text:p>0.002016</text:p>
              </table:table-cell>
              <table:table-cell office:value-type="float" office:value="0.001243">
                <text:p>0.001243</text:p>
              </table:table-cell>
              <table:table-cell office:value-type="float" office:value="0.023245">
                <text:p>0.02324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041">
                <text:p>0.002041</text:p>
              </table:table-cell>
              <table:table-cell office:value-type="float" office:value="0.001262">
                <text:p>0.001262</text:p>
              </table:table-cell>
              <table:table-cell office:value-type="float" office:value="0.019798">
                <text:p>0.019798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002068">
                <text:p>0.002068</text:p>
              </table:table-cell>
              <table:table-cell office:value-type="float" office:value="0.001279">
                <text:p>0.001279</text:p>
              </table:table-cell>
              <table:table-cell office:value-type="float" office:value="0.024041">
                <text:p>0.02404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09">
                <text:p>0.00209</text:p>
              </table:table-cell>
              <table:table-cell office:value-type="float" office:value="0.001296">
                <text:p>0.001296</text:p>
              </table:table-cell>
              <table:table-cell office:value-type="float" office:value="0.021892">
                <text:p>0.021892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002117">
                <text:p>0.002117</text:p>
              </table:table-cell>
              <table:table-cell office:value-type="float" office:value="0.001318">
                <text:p>0.001318</text:p>
              </table:table-cell>
              <table:table-cell office:value-type="float" office:value="0.023175">
                <text:p>0.02317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14">
                <text:p>0.00214</text:p>
              </table:table-cell>
              <table:table-cell office:value-type="float" office:value="0.001311">
                <text:p>0.001311</text:p>
              </table:table-cell>
              <table:table-cell office:value-type="float" office:value="0.02431">
                <text:p>0.02431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002167">
                <text:p>0.002167</text:p>
              </table:table-cell>
              <table:table-cell office:value-type="float" office:value="0.00133">
                <text:p>0.00133</text:p>
              </table:table-cell>
              <table:table-cell office:value-type="float" office:value="0.02437">
                <text:p>0.0243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19">
                <text:p>0.00219</text:p>
              </table:table-cell>
              <table:table-cell office:value-type="float" office:value="0.001346">
                <text:p>0.001346</text:p>
              </table:table-cell>
              <table:table-cell office:value-type="float" office:value="0.022411">
                <text:p>0.022411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002215">
                <text:p>0.002215</text:p>
              </table:table-cell>
              <table:table-cell office:value-type="float" office:value="0.001377">
                <text:p>0.001377</text:p>
              </table:table-cell>
              <table:table-cell office:value-type="float" office:value="0.02576">
                <text:p>0.0257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241">
                <text:p>0.002241</text:p>
              </table:table-cell>
              <table:table-cell office:value-type="float" office:value="0.001385">
                <text:p>0.001385</text:p>
              </table:table-cell>
              <table:table-cell office:value-type="float" office:value="0.023745">
                <text:p>0.023745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.002271">
                <text:p>0.002271</text:p>
              </table:table-cell>
              <table:table-cell office:value-type="float" office:value="0.001405">
                <text:p>0.001405</text:p>
              </table:table-cell>
              <table:table-cell office:value-type="float" office:value="0.026969">
                <text:p>0.02696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293">
                <text:p>0.002293</text:p>
              </table:table-cell>
              <table:table-cell office:value-type="float" office:value="0.001432">
                <text:p>0.001432</text:p>
              </table:table-cell>
              <table:table-cell office:value-type="float" office:value="0.024295">
                <text:p>0.024295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0.002318">
                <text:p>0.002318</text:p>
              </table:table-cell>
              <table:table-cell office:value-type="float" office:value="0.00143">
                <text:p>0.00143</text:p>
              </table:table-cell>
              <table:table-cell office:value-type="float" office:value="0.03081">
                <text:p>0.0308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2341">
                <text:p>0.002341</text:p>
              </table:table-cell>
              <table:table-cell office:value-type="float" office:value="0.001445">
                <text:p>0.001445</text:p>
              </table:table-cell>
              <table:table-cell office:value-type="float" office:value="0.028053">
                <text:p>0.028053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002366">
                <text:p>0.002366</text:p>
              </table:table-cell>
              <table:table-cell office:value-type="float" office:value="0.001464">
                <text:p>0.001464</text:p>
              </table:table-cell>
              <table:table-cell office:value-type="float" office:value="0.029459">
                <text:p>0.02945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391">
                <text:p>0.002391</text:p>
              </table:table-cell>
              <table:table-cell office:value-type="float" office:value="0.001484">
                <text:p>0.001484</text:p>
              </table:table-cell>
              <table:table-cell office:value-type="float" office:value="0.02536">
                <text:p>0.02536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0.002415">
                <text:p>0.002415</text:p>
              </table:table-cell>
              <table:table-cell office:value-type="float" office:value="0.001507">
                <text:p>0.001507</text:p>
              </table:table-cell>
              <table:table-cell office:value-type="float" office:value="0.029611">
                <text:p>0.02961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2441">
                <text:p>0.002441</text:p>
              </table:table-cell>
              <table:table-cell office:value-type="float" office:value="0.00152">
                <text:p>0.00152</text:p>
              </table:table-cell>
              <table:table-cell office:value-type="float" office:value="0.026581">
                <text:p>0.026581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0.002463">
                <text:p>0.002463</text:p>
              </table:table-cell>
              <table:table-cell office:value-type="float" office:value="0.001534">
                <text:p>0.001534</text:p>
              </table:table-cell>
              <table:table-cell office:value-type="float" office:value="0.034246">
                <text:p>0.03424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489">
                <text:p>0.002489</text:p>
              </table:table-cell>
              <table:table-cell office:value-type="float" office:value="0.001538">
                <text:p>0.001538</text:p>
              </table:table-cell>
              <table:table-cell office:value-type="float" office:value="0.03182">
                <text:p>0.03182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0.002514">
                <text:p>0.002514</text:p>
              </table:table-cell>
              <table:table-cell office:value-type="float" office:value="0.00155">
                <text:p>0.00155</text:p>
              </table:table-cell>
              <table:table-cell office:value-type="float" office:value="0.032577">
                <text:p>0.03257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2538">
                <text:p>0.002538</text:p>
              </table:table-cell>
              <table:table-cell office:value-type="float" office:value="0.001561">
                <text:p>0.001561</text:p>
              </table:table-cell>
              <table:table-cell office:value-type="float" office:value="0.02953">
                <text:p>0.02953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0.002562">
                <text:p>0.002562</text:p>
              </table:table-cell>
              <table:table-cell office:value-type="float" office:value="0.001585">
                <text:p>0.001585</text:p>
              </table:table-cell>
              <table:table-cell office:value-type="float" office:value="0.035546">
                <text:p>0.03554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259">
                <text:p>0.00259</text:p>
              </table:table-cell>
              <table:table-cell office:value-type="float" office:value="0.00161">
                <text:p>0.00161</text:p>
              </table:table-cell>
              <table:table-cell office:value-type="float" office:value="0.031898">
                <text:p>0.031898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002617">
                <text:p>0.002617</text:p>
              </table:table-cell>
              <table:table-cell office:value-type="float" office:value="0.001632">
                <text:p>0.001632</text:p>
              </table:table-cell>
              <table:table-cell office:value-type="float" office:value="0.035832">
                <text:p>0.03583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2706">
                <text:p>0.002706</text:p>
              </table:table-cell>
              <table:table-cell office:value-type="float" office:value="0.001623">
                <text:p>0.001623</text:p>
              </table:table-cell>
              <table:table-cell office:value-type="float" office:value="0.031849">
                <text:p>0.031849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0.002679">
                <text:p>0.002679</text:p>
              </table:table-cell>
              <table:table-cell office:value-type="float" office:value="0.001639">
                <text:p>0.001639</text:p>
              </table:table-cell>
              <table:table-cell office:value-type="float" office:value="0.037094">
                <text:p>0.03709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2802">
                <text:p>0.002802</text:p>
              </table:table-cell>
              <table:table-cell office:value-type="float" office:value="0.001658">
                <text:p>0.001658</text:p>
              </table:table-cell>
              <table:table-cell office:value-type="float" office:value="0.032502">
                <text:p>0.032502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0.002811">
                <text:p>0.002811</text:p>
              </table:table-cell>
              <table:table-cell office:value-type="float" office:value="0.001681">
                <text:p>0.001681</text:p>
              </table:table-cell>
              <table:table-cell office:value-type="float" office:value="0.038702">
                <text:p>0.03870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1703">
                <text:p>0.001703</text:p>
              </table:table-cell>
              <table:table-cell office:value-type="float" office:value="0.034016">
                <text:p>0.034016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0.002817">
                <text:p>0.002817</text:p>
              </table:table-cell>
              <table:table-cell office:value-type="float" office:value="0.001727">
                <text:p>0.001727</text:p>
              </table:table-cell>
              <table:table-cell office:value-type="float" office:value="0.040262">
                <text:p>0.04026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2838">
                <text:p>0.002838</text:p>
              </table:table-cell>
              <table:table-cell office:value-type="float" office:value="0.001712">
                <text:p>0.001712</text:p>
              </table:table-cell>
              <table:table-cell office:value-type="float" office:value="0.035465">
                <text:p>0.035465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0.0029">
                <text:p>0.0029</text:p>
              </table:table-cell>
              <table:table-cell office:value-type="float" office:value="0.001727">
                <text:p>0.001727</text:p>
              </table:table-cell>
              <table:table-cell office:value-type="float" office:value="0.043242">
                <text:p>0.043242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2892">
                <text:p>0.002892</text:p>
              </table:table-cell>
              <table:table-cell office:value-type="float" office:value="0.001773">
                <text:p>0.001773</text:p>
              </table:table-cell>
              <table:table-cell office:value-type="float" office:value="0.03763">
                <text:p>0.03763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1778">
                <text:p>0.001778</text:p>
              </table:table-cell>
              <table:table-cell office:value-type="float" office:value="0.044616">
                <text:p>0.04461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2946">
                <text:p>0.002946</text:p>
              </table:table-cell>
              <table:table-cell office:value-type="float" office:value="0.001796">
                <text:p>0.001796</text:p>
              </table:table-cell>
              <table:table-cell office:value-type="float" office:value="0.03975">
                <text:p>0.03975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1785">
                <text:p>0.001785</text:p>
              </table:table-cell>
              <table:table-cell office:value-type="float" office:value="0.044651">
                <text:p>0.04465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1807">
                <text:p>0.001807</text:p>
              </table:table-cell>
              <table:table-cell office:value-type="float" office:value="0.040392">
                <text:p>0.040392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1826">
                <text:p>0.001826</text:p>
              </table:table-cell>
              <table:table-cell office:value-type="float" office:value="0.04622">
                <text:p>0.0462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1849">
                <text:p>0.001849</text:p>
              </table:table-cell>
              <table:table-cell office:value-type="float" office:value="0.040655">
                <text:p>0.040655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1881">
                <text:p>0.001881</text:p>
              </table:table-cell>
              <table:table-cell office:value-type="float" office:value="0.046482">
                <text:p>0.04648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3165">
                <text:p>0.003165</text:p>
              </table:table-cell>
              <table:table-cell office:value-type="float" office:value="0.001893">
                <text:p>0.001893</text:p>
              </table:table-cell>
              <table:table-cell office:value-type="float" office:value="0.043637">
                <text:p>0.043637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1876">
                <text:p>0.001876</text:p>
              </table:table-cell>
              <table:table-cell office:value-type="float" office:value="0.050612">
                <text:p>0.050612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1899">
                <text:p>0.001899</text:p>
              </table:table-cell>
              <table:table-cell office:value-type="float" office:value="0.043156">
                <text:p>0.043156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003253">
                <text:p>0.003253</text:p>
              </table:table-cell>
              <table:table-cell office:value-type="float" office:value="0.001933">
                <text:p>0.001933</text:p>
              </table:table-cell>
              <table:table-cell office:value-type="float" office:value="0.049969">
                <text:p>0.04996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1955">
                <text:p>0.001955</text:p>
              </table:table-cell>
              <table:table-cell office:value-type="float" office:value="0.043065">
                <text:p>0.043065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0.00327">
                <text:p>0.00327</text:p>
              </table:table-cell>
              <table:table-cell office:value-type="float" office:value="0.001964">
                <text:p>0.001964</text:p>
              </table:table-cell>
              <table:table-cell office:value-type="float" office:value="0.051076">
                <text:p>0.05107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2057">
                <text:p>0.002057</text:p>
              </table:table-cell>
              <table:table-cell office:value-type="float" office:value="0.041774">
                <text:p>0.041774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0.003319">
                <text:p>0.003319</text:p>
              </table:table-cell>
              <table:table-cell office:value-type="float" office:value="0.001982">
                <text:p>0.001982</text:p>
              </table:table-cell>
              <table:table-cell office:value-type="float" office:value="0.050892">
                <text:p>0.05089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333">
                <text:p>0.00333</text:p>
              </table:table-cell>
              <table:table-cell office:value-type="float" office:value="0.002016">
                <text:p>0.002016</text:p>
              </table:table-cell>
              <table:table-cell office:value-type="float" office:value="0.043127">
                <text:p>0.043127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0.003325">
                <text:p>0.003325</text:p>
              </table:table-cell>
              <table:table-cell office:value-type="float" office:value="0.002003">
                <text:p>0.002003</text:p>
              </table:table-cell>
              <table:table-cell office:value-type="float" office:value="0.05288">
                <text:p>0.0528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3458">
                <text:p>0.003458</text:p>
              </table:table-cell>
              <table:table-cell office:value-type="float" office:value="0.002027">
                <text:p>0.002027</text:p>
              </table:table-cell>
              <table:table-cell office:value-type="float" office:value="0.045072">
                <text:p>0.045072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.003408">
                <text:p>0.003408</text:p>
              </table:table-cell>
              <table:table-cell office:value-type="float" office:value="0.002024">
                <text:p>0.002024</text:p>
              </table:table-cell>
              <table:table-cell office:value-type="float" office:value="0.053379">
                <text:p>0.05337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2053">
                <text:p>0.002053</text:p>
              </table:table-cell>
              <table:table-cell office:value-type="float" office:value="0.045965">
                <text:p>0.045965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.003443">
                <text:p>0.003443</text:p>
              </table:table-cell>
              <table:table-cell office:value-type="float" office:value="0.002073">
                <text:p>0.002073</text:p>
              </table:table-cell>
              <table:table-cell office:value-type="float" office:value="0.05255">
                <text:p>0.0525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3454">
                <text:p>0.003454</text:p>
              </table:table-cell>
              <table:table-cell office:value-type="float" office:value="0.002086">
                <text:p>0.002086</text:p>
              </table:table-cell>
              <table:table-cell office:value-type="float" office:value="0.047853">
                <text:p>0.047853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2112">
                <text:p>0.002112</text:p>
              </table:table-cell>
              <table:table-cell office:value-type="float" office:value="0.058395">
                <text:p>0.05839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2102">
                <text:p>0.002102</text:p>
              </table:table-cell>
              <table:table-cell office:value-type="float" office:value="0.059213">
                <text:p>0.059213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0.00359">
                <text:p>0.00359</text:p>
              </table:table-cell>
              <table:table-cell office:value-type="float" office:value="0.002138">
                <text:p>0.002138</text:p>
              </table:table-cell>
              <table:table-cell office:value-type="float" office:value="0.057973">
                <text:p>0.0579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2161">
                <text:p>0.002161</text:p>
              </table:table-cell>
              <table:table-cell office:value-type="float" office:value="0.051935">
                <text:p>0.051935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2192">
                <text:p>0.002192</text:p>
              </table:table-cell>
              <table:table-cell office:value-type="float" office:value="0.058557">
                <text:p>0.058557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218">
                <text:p>0.00218</text:p>
              </table:table-cell>
              <table:table-cell office:value-type="float" office:value="0.051802">
                <text:p>0.051802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0.003631">
                <text:p>0.003631</text:p>
              </table:table-cell>
              <table:table-cell office:value-type="float" office:value="0.002217">
                <text:p>0.002217</text:p>
              </table:table-cell>
              <table:table-cell office:value-type="float" office:value="0.059913">
                <text:p>0.05991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3648">
                <text:p>0.003648</text:p>
              </table:table-cell>
              <table:table-cell office:value-type="float" office:value="0.002221">
                <text:p>0.002221</text:p>
              </table:table-cell>
              <table:table-cell office:value-type="float" office:value="0.056794">
                <text:p>0.056794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0.003717">
                <text:p>0.003717</text:p>
              </table:table-cell>
              <table:table-cell office:value-type="float" office:value="0.002237">
                <text:p>0.002237</text:p>
              </table:table-cell>
              <table:table-cell office:value-type="float" office:value="0.063308">
                <text:p>0.06330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373">
                <text:p>0.00373</text:p>
              </table:table-cell>
              <table:table-cell office:value-type="float" office:value="0.002242">
                <text:p>0.002242</text:p>
              </table:table-cell>
              <table:table-cell office:value-type="float" office:value="0.05545">
                <text:p>0.05545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0.003761">
                <text:p>0.003761</text:p>
              </table:table-cell>
              <table:table-cell office:value-type="float" office:value="0.002244">
                <text:p>0.002244</text:p>
              </table:table-cell>
              <table:table-cell office:value-type="float" office:value="0.069027">
                <text:p>0.06902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3784">
                <text:p>0.003784</text:p>
              </table:table-cell>
              <table:table-cell office:value-type="float" office:value="0.002271">
                <text:p>0.002271</text:p>
              </table:table-cell>
              <table:table-cell office:value-type="float" office:value="0.064201">
                <text:p>0.064201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0.003827">
                <text:p>0.003827</text:p>
              </table:table-cell>
              <table:table-cell office:value-type="float" office:value="0.002279">
                <text:p>0.002279</text:p>
              </table:table-cell>
              <table:table-cell office:value-type="float" office:value="0.066352">
                <text:p>0.06635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3854">
                <text:p>0.003854</text:p>
              </table:table-cell>
              <table:table-cell office:value-type="float" office:value="0.002297">
                <text:p>0.002297</text:p>
              </table:table-cell>
              <table:table-cell office:value-type="float" office:value="0.060688">
                <text:p>0.060688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3">
                <text:p>0.0023</text:p>
              </table:table-cell>
              <table:table-cell office:value-type="float" office:value="0.069439">
                <text:p>0.06943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3898">
                <text:p>0.003898</text:p>
              </table:table-cell>
              <table:table-cell office:value-type="float" office:value="0.002336">
                <text:p>0.002336</text:p>
              </table:table-cell>
              <table:table-cell office:value-type="float" office:value="0.06579">
                <text:p>0.06579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0.003896">
                <text:p>0.003896</text:p>
              </table:table-cell>
              <table:table-cell office:value-type="float" office:value="0.002362">
                <text:p>0.002362</text:p>
              </table:table-cell>
              <table:table-cell office:value-type="float" office:value="0.072246">
                <text:p>0.07224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3945">
                <text:p>0.003945</text:p>
              </table:table-cell>
              <table:table-cell office:value-type="float" office:value="0.002392">
                <text:p>0.002392</text:p>
              </table:table-cell>
              <table:table-cell office:value-type="float" office:value="0.066457">
                <text:p>0.066457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0.003965">
                <text:p>0.003965</text:p>
              </table:table-cell>
              <table:table-cell office:value-type="float" office:value="0.002365">
                <text:p>0.002365</text:p>
              </table:table-cell>
              <table:table-cell office:value-type="float" office:value="0.075165">
                <text:p>0.07516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4049">
                <text:p>0.004049</text:p>
              </table:table-cell>
              <table:table-cell office:value-type="float" office:value="0.002389">
                <text:p>0.002389</text:p>
              </table:table-cell>
              <table:table-cell office:value-type="float" office:value="0.075792">
                <text:p>0.075792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0.004009">
                <text:p>0.004009</text:p>
              </table:table-cell>
              <table:table-cell office:value-type="float" office:value="0.002402">
                <text:p>0.002402</text:p>
              </table:table-cell>
              <table:table-cell office:value-type="float" office:value="0.078846">
                <text:p>0.07884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4037">
                <text:p>0.004037</text:p>
              </table:table-cell>
              <table:table-cell office:value-type="float" office:value="0.002458">
                <text:p>0.002458</text:p>
              </table:table-cell>
              <table:table-cell office:value-type="float" office:value="0.07194">
                <text:p>0.07194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0.00411">
                <text:p>0.00411</text:p>
              </table:table-cell>
              <table:table-cell office:value-type="float" office:value="0.002431">
                <text:p>0.002431</text:p>
              </table:table-cell>
              <table:table-cell office:value-type="float" office:value="0.075774">
                <text:p>0.07577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121">
                <text:p>0.004121</text:p>
              </table:table-cell>
              <table:table-cell office:value-type="float" office:value="0.002444">
                <text:p>0.002444</text:p>
              </table:table-cell>
              <table:table-cell office:value-type="float" office:value="0.066067">
                <text:p>0.066067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0.004136">
                <text:p>0.004136</text:p>
              </table:table-cell>
              <table:table-cell office:value-type="float" office:value="0.002475">
                <text:p>0.002475</text:p>
              </table:table-cell>
              <table:table-cell office:value-type="float" office:value="0.075227">
                <text:p>0.07522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4148">
                <text:p>0.004148</text:p>
              </table:table-cell>
              <table:table-cell office:value-type="float" office:value="0.002504">
                <text:p>0.002504</text:p>
              </table:table-cell>
              <table:table-cell office:value-type="float" office:value="0.078859">
                <text:p>0.078859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0.004201">
                <text:p>0.004201</text:p>
              </table:table-cell>
              <table:table-cell office:value-type="float" office:value="0.002497">
                <text:p>0.002497</text:p>
              </table:table-cell>
              <table:table-cell office:value-type="float" office:value="0.091131">
                <text:p>0.09113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4205">
                <text:p>0.004205</text:p>
              </table:table-cell>
              <table:table-cell office:value-type="float" office:value="0.002533">
                <text:p>0.002533</text:p>
              </table:table-cell>
              <table:table-cell office:value-type="float" office:value="0.086644">
                <text:p>0.086644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0.004171">
                <text:p>0.004171</text:p>
              </table:table-cell>
              <table:table-cell office:value-type="float" office:value="0.002549">
                <text:p>0.002549</text:p>
              </table:table-cell>
              <table:table-cell office:value-type="float" office:value="0.089479">
                <text:p>0.08947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4199">
                <text:p>0.004199</text:p>
              </table:table-cell>
              <table:table-cell office:value-type="float" office:value="0.002571">
                <text:p>0.002571</text:p>
              </table:table-cell>
              <table:table-cell office:value-type="float" office:value="0.08777">
                <text:p>0.08777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0.004233">
                <text:p>0.004233</text:p>
              </table:table-cell>
              <table:table-cell office:value-type="float" office:value="0.002561">
                <text:p>0.002561</text:p>
              </table:table-cell>
              <table:table-cell office:value-type="float" office:value="0.085032">
                <text:p>0.08503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4292">
                <text:p>0.004292</text:p>
              </table:table-cell>
              <table:table-cell office:value-type="float" office:value="0.0026">
                <text:p>0.0026</text:p>
              </table:table-cell>
              <table:table-cell office:value-type="float" office:value="0.082183">
                <text:p>0.082183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0.004332">
                <text:p>0.004332</text:p>
              </table:table-cell>
              <table:table-cell office:value-type="float" office:value="0.002621">
                <text:p>0.002621</text:p>
              </table:table-cell>
              <table:table-cell office:value-type="float" office:value="0.09857">
                <text:p>0.0985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4354">
                <text:p>0.004354</text:p>
              </table:table-cell>
              <table:table-cell office:value-type="float" office:value="0.002615">
                <text:p>0.002615</text:p>
              </table:table-cell>
              <table:table-cell office:value-type="float" office:value="0.097547">
                <text:p>0.097547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0.004368">
                <text:p>0.004368</text:p>
              </table:table-cell>
              <table:table-cell office:value-type="float" office:value="0.00263">
                <text:p>0.00263</text:p>
              </table:table-cell>
              <table:table-cell office:value-type="float" office:value="0.100653">
                <text:p>0.10065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4416">
                <text:p>0.004416</text:p>
              </table:table-cell>
              <table:table-cell office:value-type="float" office:value="0.002674">
                <text:p>0.002674</text:p>
              </table:table-cell>
              <table:table-cell office:value-type="float" office:value="0.093362">
                <text:p>0.093362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0.004454">
                <text:p>0.004454</text:p>
              </table:table-cell>
              <table:table-cell office:value-type="float" office:value="0.002673">
                <text:p>0.002673</text:p>
              </table:table-cell>
              <table:table-cell office:value-type="float" office:value="0.109746">
                <text:p>0.10974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4406">
                <text:p>0.004406</text:p>
              </table:table-cell>
              <table:table-cell office:value-type="float" office:value="0.002662">
                <text:p>0.002662</text:p>
              </table:table-cell>
              <table:table-cell office:value-type="float" office:value="0.106139">
                <text:p>0.106139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0.004475">
                <text:p>0.004475</text:p>
              </table:table-cell>
              <table:table-cell office:value-type="float" office:value="0.002693">
                <text:p>0.002693</text:p>
              </table:table-cell>
              <table:table-cell office:value-type="float" office:value="0.101507">
                <text:p>0.10150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4487">
                <text:p>0.004487</text:p>
              </table:table-cell>
              <table:table-cell office:value-type="float" office:value="0.002702">
                <text:p>0.002702</text:p>
              </table:table-cell>
              <table:table-cell office:value-type="float" office:value="0.104977">
                <text:p>0.104977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0.004536">
                <text:p>0.004536</text:p>
              </table:table-cell>
              <table:table-cell office:value-type="float" office:value="0.002705">
                <text:p>0.002705</text:p>
              </table:table-cell>
              <table:table-cell office:value-type="float" office:value="0.112658">
                <text:p>0.11265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4502">
                <text:p>0.004502</text:p>
              </table:table-cell>
              <table:table-cell office:value-type="float" office:value="0.002741">
                <text:p>0.002741</text:p>
              </table:table-cell>
              <table:table-cell office:value-type="float" office:value="0.111541">
                <text:p>0.111541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0.004567">
                <text:p>0.004567</text:p>
              </table:table-cell>
              <table:table-cell office:value-type="float" office:value="0.002751">
                <text:p>0.002751</text:p>
              </table:table-cell>
              <table:table-cell office:value-type="float" office:value="0.114893">
                <text:p>0.11489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4601">
                <text:p>0.004601</text:p>
              </table:table-cell>
              <table:table-cell office:value-type="float" office:value="0.002765">
                <text:p>0.002765</text:p>
              </table:table-cell>
              <table:table-cell office:value-type="float" office:value="0.114931">
                <text:p>0.114931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0.004632">
                <text:p>0.004632</text:p>
              </table:table-cell>
              <table:table-cell office:value-type="float" office:value="0.002777">
                <text:p>0.002777</text:p>
              </table:table-cell>
              <table:table-cell office:value-type="float" office:value="0.123557">
                <text:p>0.12355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4679">
                <text:p>0.004679</text:p>
              </table:table-cell>
              <table:table-cell office:value-type="float" office:value="0.002803">
                <text:p>0.002803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0.00469">
                <text:p>0.00469</text:p>
              </table:table-cell>
              <table:table-cell office:value-type="float" office:value="0.002817">
                <text:p>0.002817</text:p>
              </table:table-cell>
              <table:table-cell office:value-type="float" office:value="0.121524">
                <text:p>0.12152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4721">
                <text:p>0.004721</text:p>
              </table:table-cell>
              <table:table-cell office:value-type="float" office:value="0.002818">
                <text:p>0.002818</text:p>
              </table:table-cell>
              <table:table-cell office:value-type="float" office:value="0.119565">
                <text:p>0.119565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0.004717">
                <text:p>0.004717</text:p>
              </table:table-cell>
              <table:table-cell office:value-type="float" office:value="0.002843">
                <text:p>0.002843</text:p>
              </table:table-cell>
              <table:table-cell office:value-type="float" office:value="0.141463">
                <text:p>0.14146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4779">
                <text:p>0.004779</text:p>
              </table:table-cell>
              <table:table-cell office:value-type="float" office:value="0.002862">
                <text:p>0.00286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0.004784">
                <text:p>0.004784</text:p>
              </table:table-cell>
              <table:table-cell office:value-type="float" office:value="0.002861">
                <text:p>0.002861</text:p>
              </table:table-cell>
              <table:table-cell office:value-type="float" office:value="0.144879">
                <text:p>0.14487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2889">
                <text:p>0.002889</text:p>
              </table:table-cell>
              <table:table-cell office:value-type="float" office:value="0.134621">
                <text:p>0.134621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0.004867">
                <text:p>0.004867</text:p>
              </table:table-cell>
              <table:table-cell office:value-type="float" office:value="0.002929">
                <text:p>0.002929</text:p>
              </table:table-cell>
              <table:table-cell office:value-type="float" office:value="0.145857">
                <text:p>0.14585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4885">
                <text:p>0.004885</text:p>
              </table:table-cell>
              <table:table-cell office:value-type="float" office:value="0.002931">
                <text:p>0.002931</text:p>
              </table:table-cell>
              <table:table-cell office:value-type="float" office:value="0.136924">
                <text:p>0.136924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0.004892">
                <text:p>0.004892</text:p>
              </table:table-cell>
              <table:table-cell office:value-type="float" office:value="0.002955">
                <text:p>0.002955</text:p>
              </table:table-cell>
              <table:table-cell office:value-type="float" office:value="0.146102">
                <text:p>0.14610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4943">
                <text:p>0.004943</text:p>
              </table:table-cell>
              <table:table-cell office:value-type="float" office:value="0.002966">
                <text:p>0.002966</text:p>
              </table:table-cell>
              <table:table-cell office:value-type="float" office:value="0.138424">
                <text:p>0.138424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0.005056">
                <text:p>0.005056</text:p>
              </table:table-cell>
              <table:table-cell office:value-type="float" office:value="0.002967">
                <text:p>0.002967</text:p>
              </table:table-cell>
              <table:table-cell office:value-type="float" office:value="0.150173">
                <text:p>0.15017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4972">
                <text:p>0.004972</text:p>
              </table:table-cell>
              <table:table-cell office:value-type="float" office:value="0.002978">
                <text:p>0.002978</text:p>
              </table:table-cell>
              <table:table-cell office:value-type="float" office:value="0.144433">
                <text:p>0.144433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0.004982">
                <text:p>0.004982</text:p>
              </table:table-cell>
              <table:table-cell office:value-type="float" office:value="0.00302">
                <text:p>0.00302</text:p>
              </table:table-cell>
              <table:table-cell office:value-type="float" office:value="0.156868">
                <text:p>0.15686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5034">
                <text:p>0.005034</text:p>
              </table:table-cell>
              <table:table-cell office:value-type="float" office:value="0.003018">
                <text:p>0.003018</text:p>
              </table:table-cell>
              <table:table-cell office:value-type="float" office:value="0.144932">
                <text:p>0.144932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0.005075">
                <text:p>0.005075</text:p>
              </table:table-cell>
              <table:table-cell office:value-type="float" office:value="0.003045">
                <text:p>0.003045</text:p>
              </table:table-cell>
              <table:table-cell office:value-type="float" office:value="0.157935">
                <text:p>0.15793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3076">
                <text:p>0.003076</text:p>
              </table:table-cell>
              <table:table-cell office:value-type="float" office:value="0.150421">
                <text:p>0.150421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0.005104">
                <text:p>0.005104</text:p>
              </table:table-cell>
              <table:table-cell office:value-type="float" office:value="0.003095">
                <text:p>0.003095</text:p>
              </table:table-cell>
              <table:table-cell office:value-type="float" office:value="0.160156">
                <text:p>0.1601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128">
                <text:p>0.005128</text:p>
              </table:table-cell>
              <table:table-cell office:value-type="float" office:value="0.003195">
                <text:p>0.003195</text:p>
              </table:table-cell>
              <table:table-cell office:value-type="float" office:value="0.153027">
                <text:p>0.153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